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44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cm"/>
    </style:style>
    <style:style style:name="gr5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Courier New" fo:font-size="18pt" style:font-size-asian="20pt" style:font-size-complex="20pt"/>
    </style:style>
    <style:style style:name="P2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18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style:font-name="Courier New" fo:font-size="18pt" style:font-size-asian="20pt" style:font-size-complex="20pt"/>
    </style:style>
    <style:style style:name="T3" style:family="text">
      <style:text-properties style:font-name="Courier New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xml:id="id1" draw:id="id1" draw:layer="layout" svg:width="4.9cm" svg:height="1.691cm" svg:x="0.6cm" svg:y="5.349cm">
          <draw:text-box>
            <text:p><text:span text:style-name="T1">Node</text:span></text:p>
            <text:p><text:span text:style-name="T2">Узел обмена</text:span></text:p>
          </draw:text-box>
        </draw:frame>
        <draw:frame draw:style-name="gr1" draw:text-style-name="P1" xml:id="id2" draw:id="id2" draw:layer="layout" svg:width="4.8cm" svg:height="1.691cm" svg:x="13.2cm" svg:y="5.349cm">
          <draw:text-box>
            <text:p><text:span text:style-name="T1">Publication</text:span></text:p>
            <text:p><text:span text:style-name="T2">План обмена</text:span></text:p>
          </draw:text-box>
        </draw:frame>
        <draw:frame draw:style-name="gr1" draw:text-style-name="P1" xml:id="id4" draw:id="id4" draw:layer="layout" svg:width="7.8cm" svg:height="1.691cm" svg:x="19.5cm" svg:y="11.8cm">
          <draw:text-box>
            <text:p><text:span text:style-name="T1">Message Type</text:span></text:p>
            <text:p><text:span text:style-name="T2">Состав плана обмена</text:span></text:p>
          </draw:text-box>
        </draw:frame>
        <draw:frame draw:style-name="gr1" draw:text-style-name="P1" xml:id="id5" draw:id="id5" draw:layer="layout" svg:width="4.8cm" svg:height="1.691cm" svg:x="13.3cm" svg:y="11.8cm">
          <draw:text-box>
            <text:p><text:span text:style-name="T1">Queue</text:span></text:p>
            <text:p><text:span text:style-name="T2">Имя очереди</text:span></text:p>
          </draw:text-box>
        </draw:frame>
        <draw:frame draw:style-name="gr1" draw:text-style-name="P1" xml:id="id6" draw:id="id6" draw:layer="layout" svg:width="11.6cm" svg:height="1.691cm" svg:x="10.1cm" svg:y="14.909cm">
          <draw:text-box>
            <text:p><text:span text:style-name="T1">Transformation</text:span></text:p>
            <text:p><text:span text:style-name="T2">Правила конвертации сообщения</text:span></text:p>
          </draw:text-box>
        </draw:frame>
        <draw:frame draw:style-name="gr1" draw:text-style-name="P1" xml:id="id3" draw:id="id3" draw:layer="layout" svg:width="7cm" svg:height="1.691cm" svg:x="4.9cm" svg:y="11.8cm">
          <draw:text-box>
            <text:p><text:span text:style-name="T1">Subscription</text:span></text:p>
            <text:p><text:span text:style-name="T2">Узлы плана обмена</text:span></text:p>
          </draw:text-box>
        </draw:frame>
        <draw:frame draw:style-name="gr2" draw:text-style-name="P2" draw:layer="layout" svg:width="4.2cm" svg:height="0.971cm" svg:x="7.2cm" svg:y="5.3cm">
          <draw:text-box>
            <text:p><text:span text:style-name="T3">Publisher</text:span></text:p>
          </draw:text-box>
        </draw:frame>
        <draw:frame draw:style-name="gr2" draw:text-style-name="P2" draw:layer="layout" svg:width="4.6cm" svg:height="0.971cm" draw:transform="rotate (1.5707963267949) translate (2.116cm 12.012cm)">
          <draw:text-box>
            <text:p><text:span text:style-name="T3">Subscriber</text:span></text:p>
          </draw:text-box>
        </draw:frame>
        <draw:connector draw:style-name="gr3" draw:text-style-name="P3" draw:layer="layout" svg:x1="5.5cm" svg:y1="6.194cm" svg:x2="13.2cm" svg:y2="6.194cm" draw:start-shape="id1" draw:start-glue-point="1" draw:end-shape="id2" draw:end-glue-point="3" svg:d="M5500 6194h7700" svg:viewBox="0 0 7701 1">
          <text:p/>
        </draw:connector>
        <draw:connector draw:style-name="gr3" draw:text-style-name="P3" draw:layer="layout" svg:x1="3.05cm" svg:y1="7.04cm" svg:x2="4.9cm" svg:y2="12.645cm" draw:start-shape="id1" draw:start-glue-point="2" draw:end-shape="id3" draw:end-glue-point="3" svg:d="M3050 7040v5605h1850" svg:viewBox="0 0 1851 5606">
          <text:p/>
        </draw:connector>
        <draw:connector draw:style-name="gr3" draw:text-style-name="P3" draw:layer="layout" svg:x1="15.6cm" svg:y1="7.04cm" svg:x2="8.4cm" svg:y2="11.8cm" draw:start-shape="id2" draw:start-glue-point="2" draw:end-shape="id3" draw:end-glue-point="0" svg:d="M15600 7040v2380h-7200v2380" svg:viewBox="0 0 7201 4761">
          <text:p/>
        </draw:connector>
        <draw:connector draw:style-name="gr3" draw:text-style-name="P3" draw:layer="layout" svg:x1="18cm" svg:y1="6.194cm" svg:x2="23.4cm" svg:y2="11.8cm" draw:start-shape="id2" draw:start-glue-point="1" draw:end-shape="id4" draw:end-glue-point="0" svg:d="M18000 6194h5400v5606" svg:viewBox="0 0 5401 5607">
          <text:p/>
        </draw:connector>
        <draw:connector draw:style-name="gr3" draw:text-style-name="P3" draw:layer="layout" svg:x1="19.5cm" svg:y1="12.645cm" svg:x2="18.1cm" svg:y2="12.645cm" draw:start-shape="id4" draw:start-glue-point="3" draw:end-shape="id5" draw:end-glue-point="1" svg:d="M19500 12645h-1400" svg:viewBox="0 0 1401 1">
          <text:p/>
        </draw:connector>
        <draw:connector draw:style-name="gr3" draw:text-style-name="P3" draw:layer="layout" svg:x1="11.9cm" svg:y1="12.645cm" svg:x2="13.3cm" svg:y2="12.645cm" draw:start-shape="id3" draw:start-glue-point="1" draw:end-shape="id5" draw:end-glue-point="3" svg:d="M11900 12645h1400" svg:viewBox="0 0 1401 1">
          <text:p/>
        </draw:connector>
        <draw:connector draw:style-name="gr3" draw:text-style-name="P4" draw:layer="layout" svg:x1="8.4cm" svg:y1="13.491cm" svg:x2="10.1cm" svg:y2="15.754cm" draw:start-shape="id3" draw:start-glue-point="2" draw:end-shape="id6" draw:end-glue-point="3" svg:d="M8400 13491v2263h1700" svg:viewBox="0 0 1701 2264">
          <text:p/>
        </draw:connector>
        <draw:connector draw:style-name="gr3" draw:text-style-name="P4" draw:layer="layout" svg:x1="23.4cm" svg:y1="13.491cm" svg:x2="21.7cm" svg:y2="15.754cm" draw:start-shape="id4" draw:start-glue-point="2" draw:end-shape="id6" draw:end-glue-point="1" svg:d="M23400 13491v2263h-1700" svg:viewBox="0 0 1701 2264">
          <text:p/>
        </draw:connector>
        <draw:frame draw:style-name="gr4" draw:text-style-name="P1" xml:id="id7" draw:id="id7" draw:layer="layout" svg:width="5.2cm" svg:height="1.691cm" svg:x="13cm" svg:y="1.85cm">
          <draw:text-box>
            <text:p><text:span text:style-name="T1">Exchange</text:span></text:p>
            <text:p><text:span text:style-name="T2">Точка обмена</text:span></text:p>
          </draw:text-box>
        </draw:frame>
        <draw:connector draw:style-name="gr3" draw:text-style-name="P4" draw:layer="layout" svg:x1="15.6cm" svg:y1="5.349cm" svg:x2="15.6cm" svg:y2="3.541cm" draw:start-shape="id2" draw:start-glue-point="0" draw:end-shape="id7" svg:d="M15600 5349v-1808" svg:viewBox="0 0 1 1809">
          <text:p/>
        </draw:connector>
        <draw:frame draw:style-name="gr4" draw:text-style-name="P1" xml:id="id8" draw:id="id8" draw:layer="layout" svg:width="5.2cm" svg:height="1.691cm" svg:x="5.8cm" svg:y="1.851cm">
          <draw:text-box>
            <text:p><text:span text:style-name="T1">RabbitMQ</text:span></text:p>
            <text:p><text:span text:style-name="T2">Сервер RMQ</text:span></text:p>
          </draw:text-box>
        </draw:frame>
        <draw:connector draw:style-name="gr3" draw:text-style-name="P4" draw:layer="layout" svg:x1="11cm" svg:y1="2.696cm" svg:x2="13cm" svg:y2="2.695cm" draw:start-shape="id8" draw:start-glue-point="1" draw:end-shape="id7" draw:end-glue-point="3" svg:d="M11000 2696h1000v-1h1000" svg:viewBox="0 0 2001 2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6T16:26:31.925000000</meta:creation-date>
    <dc:date>2021-07-27T18:48:59.615000000</dc:date>
    <meta:editing-duration>PT8M</meta:editing-duration>
    <meta:editing-cycles>5</meta:editing-cycles>
    <meta:generator>LibreOffice/5.4.7.2$Windows_X86_64 LibreOffice_project/c838ef25c16710f8838b1faec480ebba495259d0</meta:generator>
    <meta:document-statistic meta:object-count="43"/>
  </office:meta>
</office:document-meta>
</file>